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8.8726in" svg:height="4.98075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Picture 2" text:anchor-type="as-char" svg:x="0in" svg:y="0in" svg:width="9.69306in" svg:height="5.50694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Picture 3" text:anchor-type="as-char" svg:x="0in" svg:y="0in" svg:width="9.69306in" svg:height="5.54583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Picture 4" text:anchor-type="as-char" svg:x="0in" svg:y="0in" svg:width="9.07292in" svg:height="5.875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Normal">UX desig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wetha Ravindra</meta:initial-creator>
    <dc:creator>Ravindra, Swetha (ESI)</dc:creator>
    <meta:creation-date>2020-07-08T19:07:00Z</meta:creation-date>
    <dc:date>2020-07-08T22:26:00Z</dc:date>
    <meta:template xlink:href="Normal" xlink:type="simple"/>
    <meta:editing-cycles>1</meta:editing-cycles>
    <meta:editing-duration>PT11940S</meta:editing-duration>
    <meta:document-statistic meta:page-count="5" meta:paragraph-count="1" meta:word-count="3" meta:character-count="21" meta:row-count="1" meta:non-whitespace-character-count="19"/>
  </office:meta>
</office:document-meta>
</file>